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790000025505C2E2BF.png" manifest:media-type="image/png"/>
  <manifest:file-entry manifest:full-path="Pictures/10000201000003F9000001F181216D6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middle" fo:padding-top="0.23cm" fo:padding-bottom="0.2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1.2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1.9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26cm" svg:height="2.053cm" svg:x="2.171cm" svg:y="9.447cm">
          <draw:image xlink:href="Pictures/10000201000003F9000001F181216D6E.png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custom-shape draw:style-name="gr2" draw:text-style-name="P2" draw:layer="layout" svg:width="1.1cm" svg:height="1.1cm" svg:x="4.7cm" svg:y="3.8cm">
          <text:p text:style-name="P2">2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1.2cm" svg:x="7.9cm" svg:y="9.2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7.7cm" svg:y="3.8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9.163cm" svg:y="3.776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0.7cm" svg:y="3.8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2.2cm" svg:y="3.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3.8cm" svg:y="3.8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05cm" svg:height="2.2cm" svg:x="2.194cm" svg:y="2.8cm">
          <draw:image xlink:href="Pictures/10000201000002790000025505C2E2BF.png" xlink:type="simple" xlink:show="embed" xlink:actuate="onLoad">
            <text:p/>
          </draw:image>
        </draw:frame>
        <draw:frame draw:style-name="gr4" draw:layer="layout" svg:width="5cm" svg:height="1.673cm" svg:x="3.8cm" svg:y="1.9cm">
          <draw:text-box>
            <text:p>Primer paquete recibido</text:p>
          </draw:text-box>
        </draw:frame>
        <draw:frame draw:style-name="gr5" draw:layer="layout" svg:width="3.1cm" svg:height="1.673cm" svg:x="12.6cm" svg:y="2cm">
          <draw:text-box>
            <text:p>Último recibido</text:p>
          </draw:text-box>
        </draw:frame>
        <draw:frame draw:style-name="gr1" draw:text-style-name="P1" draw:layer="layout" svg:width="3.925cm" svg:height="1.953cm" svg:x="6.575cm" svg:y="9.447cm">
          <draw:image xlink:href="Pictures/10000201000003F9000001F181216D6E.png" xlink:type="simple" xlink:show="embed" xlink:actuate="onLoad">
            <text:p/>
          </draw:image>
        </draw:frame>
        <draw:frame draw:style-name="gr1" draw:text-style-name="P1" draw:layer="layout" svg:width="3.7cm" svg:height="1.841cm" svg:x="10.4cm" svg:y="9.547cm">
          <draw:image xlink:href="Pictures/10000201000003F9000001F181216D6E.png" xlink:type="simple" xlink:show="embed" xlink:actuate="onLoad">
            <text:p/>
          </draw:image>
        </draw:frame>
        <draw:frame draw:style-name="gr1" draw:text-style-name="P1" draw:layer="layout" svg:width="3.8cm" svg:height="1.891cm" svg:x="14.6cm" svg:y="9.383cm">
          <draw:image xlink:href="Pictures/10000201000003F9000001F181216D6E.png" xlink:type="simple" xlink:show="embed" xlink:actuate="onLoad">
            <text:p text:style-name="P1"><text:span text:style-name="T1">l</text:span></text:p>
          </draw:image>
        </draw:frame>
        <draw:custom-shape draw:style-name="gr2" draw:text-style-name="P2" draw:layer="layout" svg:width="1.1cm" svg:height="1.1cm" svg:x="3.8cm" svg:y="9.3cm">
          <text:p text:style-name="P2">2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6.199cm" svg:y="3.799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9.1cm" svg:y="9.2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1.7cm" svg:y="9.3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6cm" svg:y="9.2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7.1cm" svg:y="9.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.1cm" svg:x="16.5cm" svg:y="8.1cm">
          <text:p text:style-name="P2">1</text:p>
          <draw:enhanced-geometry svg:viewBox="0 0 21600 21600" draw:type="rectangle" draw:enhanced-path="M 0 0 L 21600 0 21600 21600 0 21600 0 0 Z N"/>
        </draw:custom-shape>
        <draw:frame draw:style-name="gr6" draw:layer="layout" svg:width="3.6cm" svg:height="2.15cm" svg:x="2.6cm" svg:y="12.1cm">
          <draw:text-box>
            <text:p>Camión 1</text:p>
          </draw:text-box>
        </draw:frame>
        <draw:frame draw:style-name="gr6" draw:layer="layout" svg:width="3.6cm" svg:height="2.15cm" svg:x="6.8cm" svg:y="12.15cm">
          <draw:text-box>
            <text:p>Camión 2</text:p>
          </draw:text-box>
        </draw:frame>
        <draw:frame draw:style-name="gr6" draw:layer="layout" svg:width="3.6cm" svg:height="2.15cm" svg:x="10.7cm" svg:y="12.15cm">
          <draw:text-box>
            <text:p>Camión 3</text:p>
          </draw:text-box>
        </draw:frame>
        <draw:frame draw:style-name="gr6" draw:layer="layout" svg:width="3.6cm" svg:height="2.15cm" svg:x="14.6cm" svg:y="12.15cm">
          <draw:text-box>
            <text:p>Camión 4</text:p>
          </draw:text-box>
        </draw:frame>
        <draw:frame draw:style-name="gr7" draw:text-style-name="P3" draw:layer="layout" svg:width="2.8cm" svg:height="0.75cm" svg:x="1.3cm" svg:y="5.3cm">
          <draw:text-box>
            <text:p text:style-name="P3"><text:span text:style-name="T1">Pascuali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</meta:initial-creator>
    <meta:creation-date>2013-09-05T21:15:22</meta:creation-date>
    <dc:date>2013-09-05T23:22:52</dc:date>
    <dc:creator>Luis </dc:creator>
    <meta:editing-duration>PT10M32S</meta:editing-duration>
    <meta:editing-cycles>1</meta:editing-cycles>
    <meta:generator>LibreOffice/3.5$Linux_x86 LibreOffice_project/350m1$Build-2</meta:generator>
    <meta:document-statistic meta:object-count="26"/>
  </office:meta>
</office:document-meta>
</file>